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size="20pt" style:font-size-asian="20pt" style:font-size-complex="2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oftware Testformulier</text:span></text:p>
      <text:p text:style-name="Text_20_body"><text:span text:style-name="Strong_20_Emphasis">Naam van de tester:</text:span> Moroni<text:line-break/><text:span text:style-name="Strong_20_Emphasis">Datum van de test:</text:span> 27/01/2025<text:line-break/><text:span text:style-name="Strong_20_Emphasis">Naam van het softwareonderdeel:</text:span> Level: Platforms</text:p>
      <text:p text:style-name="Horizontal_20_Line"/>
      <text:h text:style-name="Heading_20_3" text:outline-level="3"><text:span text:style-name="Strong_20_Emphasis">Beschrijving van de test</text:span></text:h>
      <text:p text:style-name="Text_20_body">Deze test richt zich op de volgende aspecten:</text:p>
      <text:list text:style-name="L1">
        <text:list-item>
          <text:p text:style-name="P1"><text:span text:style-name="Strong_20_Emphasis">Positie van de platforms</text:span> – Worden de platforms correct geplaatst volgens het levelontwerp?</text:p>
        </text:list-item>
        <text:list-item>
          <text:p text:style-name="P1"><text:span text:style-name="Strong_20_Emphasis">Texturen</text:span> – Laden de juiste texturen en worden ze correct weergegeven?</text:p>
        </text:list-item>
        <text:list-item>
          <text:p text:style-name="P1"><text:span text:style-name="Strong_20_Emphasis">Botsingdetectie</text:span> – Kan de speler correct op de platforms staan en bewegen zonder te vallen?</text:p>
        </text:list-item>
        <text:list-item>
          <text:p text:style-name="P1"><text:span text:style-name="Strong_20_Emphasis">Prestatie-impact</text:span> – Beïnvloedt het laden van de platforms de framerate of laadtijd?</text:p>
        </text:list-item>
      </text:list>
      <text:p text:style-name="Horizontal_20_Line"/>
      <text:h text:style-name="Heading_20_3" text:outline-level="3"><text:span text:style-name="Strong_20_Emphasis">Testscenario</text:span></text:h>
      <text:list text:style-name="L2">
        <text:list-item>
          <text:p text:style-name="P2">Start de game en laad het level.</text:p>
        </text:list-item>
        <text:list-item>
          <text:p text:style-name="P2">Controleer visueel of de platforms correct worden ingeladen volgens het levelontwerp.</text:p>
        </text:list-item>
        <text:list-item>
          <text:p text:style-name="P2">Beweeg het personage over de platforms en controleer of er geen onverwachte valpartijen zijn.</text:p>
        </text:list-item>
        <text:list-item>
          <text:p text:style-name="P2">Controleer of de platforms de juiste texturen hebben en er geen visuele glitches optreden.</text:p>
        </text:list-item>
        <text:list-item>
          <text:p text:style-name="P2">Observeer de prestaties van de game om te beoordelen of er merkbare vertragingen of laadtijden optreden.</text:p>
        </text:list-item>
      </text:list>
      <text:p text:style-name="Horizontal_20_Line"/>
      <text:h text:style-name="Heading_20_3" text:outline-level="3"><text:span text:style-name="Strong_20_Emphasis">Verwachte output</text:span></text:h>
      <text:list text:style-name="L3">
        <text:list-item>
          <text:p text:style-name="P3">Alle platforms worden correct ingeladen volgens het level-ontwerp.</text:p>
        </text:list-item>
        <text:list-item>
          <text:p text:style-name="P3">De texturen worden correct weergegeven zonder visuele fouten.</text:p>
        </text:list-item>
        <text:list-item>
          <text:p text:style-name="P3">De speler kan op de platforms staan en bewegen zonder door de vloer te vallen.</text:p>
        </text:list-item>
        <text:list-item>
          <text:p text:style-name="P3">De game blijft stabiel zonder significante prestatieproblemen.</text:p>
        </text:list-item>
      </text:list>
      <text:p text:style-name="Horizontal_20_Line"/>
      <text:h text:style-name="Heading_20_3" text:outline-level="3"><text:span text:style-name="Strong_20_Emphasis">Werkelijke output</text:span></text:h>
      <text:list text:style-name="L4">
        <text:list-item>
          <text:p text:style-name="P4">De platforms worden correct ingeladen en staan op de juiste posities.</text:p>
        </text:list-item>
        <text:list-item>
          <text:p text:style-name="P4">Alle texturen worden correct weergegeven zonder visuele fouten.</text:p>
        </text:list-item>
        <text:list-item>
          <text:p text:style-name="P4"><text:soft-page-break/>De botsingdetectie werkt goed: de speler kan op de platforms staan en bewegen zonder problemen. Er kan echter soms vanaf onderaf door de platforms heen gesprongen worden. Dit is echter geen probleem binnen het ontwerp van de game.</text:p>
        </text:list-item>
        <text:list-item>
          <text:p text:style-name="P4">Er zijn geen grote prestatieproblemen waargenomen. Er trad kortstondig een zwart scherm van 0,1 seconde op, maar dit is acceptabel.</text:p>
        </text:list-item>
      </text:list>
      <text:p text:style-name="Horizontal_20_Line"/>
      <text:h text:style-name="Heading_20_3" text:outline-level="3"><text:span text:style-name="Strong_20_Emphasis">Teststatus</text:span></text:h>
      <text:p text:style-name="Text_20_body"><text:span text:style-name="Strong_20_Emphasis"><text:span text:style-name="T1">Geslaagd!</text:span></text:span></text:p>
      <text:p text:style-name="Text_20_body"><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30T10:43:09.378000000</meta:creation-date>
    <dc:date>2025-01-30T10:47:51.696000000</dc:date>
    <meta:editing-duration>PT4M41S</meta:editing-duration>
    <meta:editing-cycles>4</meta:editing-cycles>
    <meta:generator>LibreOffice/24.8.4.2$Windows_X86_64 LibreOffice_project/bb3cfa12c7b1bf994ecc5649a80400d06cd71002</meta:generator>
    <meta:document-statistic meta:table-count="0" meta:image-count="0" meta:object-count="0" meta:page-count="2" meta:paragraph-count="26" meta:word-count="278" meta:character-count="1781" meta:non-whitespace-character-count="1542"/>
  </office:meta>
</office:document-meta>
</file>